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Fira Sans" svg:font-family="'Fira Sans'" style:font-family-generic="roman" style:font-pitch="variable"/>
    <style:font-face style:name="Fira Sans1" svg:font-family="'Fira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3" svg:font-family="'Fira Sans'" style:font-family-generic="swiss" style:font-pitch="variable"/>
    <style:font-face style:name="Fira Sans2" svg:font-family="'Fira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style:font-name="Source Code Pro1" fo:font-size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style:font-name="Source Code Pro1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style:font-name="Source Code Pro1"/>
    </style:style>
    <style:style style:name="P7" style:family="paragraph">
      <loext:graphic-properties draw:fill-color="#ffffff"/>
      <style:text-properties style:font-name="Source Code Pro1"/>
    </style:style>
    <style:style style:name="T1" style:family="text">
      <style:text-properties style:font-name="Source Code Pro1" fo:font-size="24pt" fo:font-weight="bold" style:font-weight-asian="bold" style:font-weight-complex="bold"/>
    </style:style>
    <style:style style:name="T2" style:family="text">
      <style:text-properties style:font-name="Source Code Pro1" fo:font-size="24pt"/>
    </style:style>
    <style:style style:name="T3" style:family="text">
      <style:text-properties fo:color="#cccccc" style:font-name="Source Code Pro1" fo:font-weight="bold" style:font-weight-asian="bold" style:font-weight-complex="bold"/>
    </style:style>
    <style:style style:name="T4" style:family="text">
      <style:text-properties style:font-name="Source Code Pro1" fo:font-weight="bold" style:font-weight-asian="bold" style:font-weight-complex="bold"/>
    </style:style>
    <style:style style:name="T5" style:family="text">
      <style:text-properties style:font-name="Source Code Pro1"/>
    </style:style>
    <style:style style:name="T6" style:family="text">
      <style:text-properties style:font-name="Source Code Pro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Rustup,</text:span></text:p>
            <text:p><text:span text:style-name="T1">Cargo and</text:span></text:p>
            <text:p><text:span text:style-name="T1">Cross-compiling Rust programs</text:span></text:p>
            <text:p><text:span text:style-name="T2"/></text:p>
            <text:p><text:span text:style-name="T2"/></text:p>
            <text:p><text:span text:style-name="T2">Kaustav Das Modak | @kaustavd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2.195cm" svg:x="1.4cm" svg:y="0.627cm" presentation:class="subtitle">
          <draw:text-box>
            <text:p text:style-name="P3"><text:span text:style-name="T3">https://</text:span><text:span text:style-name="T4">rustup.rs</text:span></text:p>
            <text:p><text:span text:style-name="T5"/></text:p>
            <text:p><text:span text:style-name="T5">Toolchain manager for Ru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5cm" svg:x="1.4cm" svg:y="0.627cm" presentation:class="subtitle">
          <draw:text-box>
            <text:p text:style-name="P5"><text:span text:style-name="T3">$ </text:span><text:span text:style-name="T4">rustup toolchain install nightly</text:span></text:p>
            <text:p text:style-name="P5"><text:span text:style-name="T3">$ </text:span><text:span text:style-name="T4">rustup toolchain list</text:span></text:p>
            <text:p><text:span text:style-name="T5"/></text:p>
            <text:p><text:span text:style-name="T5">Install multiple rust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5cm" svg:x="1.4cm" svg:y="0.627cm" presentation:class="subtitle">
          <draw:text-box>
            <text:p text:style-name="P5"><text:span text:style-name="T3">$ </text:span><text:span text:style-name="T4">rustup run nightly rustc hello.rs</text:span></text:p>
            <text:p text:style-name="P5"><text:span text:style-name="T3">$ </text:span><text:span text:style-name="T4">rustup run stable rustc hello.rs</text:span></text:p>
            <text:p><text:span text:style-name="T5"/></text:p>
            <text:p><text:span text:style-name="T5">Compile with multiple rustc ver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5cm" svg:x="1.4cm" svg:y="0.627cm" presentation:class="subtitle">
          <draw:text-box>
            <text:p text:style-name="P5"><text:span text:style-name="T3">$ </text:span><text:span text:style-name="T4">rustup target list</text:span></text:p>
            <text:p text:style-name="P5"><text:span text:style-name="T3">$ </text:span><text:span text:style-name="T4">rustup target add &lt;triple&gt;</text:span></text:p>
            <text:p><text:span text:style-name="T5"/></text:p>
            <text:p><text:span text:style-name="T5">Add other compile targ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5cm" svg:x="1.4cm" svg:y="0.627cm" presentation:class="subtitle">
          <draw:text-box>
            <text:p text:style-name="P5"><text:span text:style-name="T3">$ </text:span><text:span text:style-name="T4">rustup update</text:span></text:p>
            <text:p text:style-name="P5"><text:span text:style-name="T3">$ </text:span><text:span text:style-name="T4">rustup update nightly</text:span></text:p>
            <text:p><text:span text:style-name="T5"/></text:p>
            <text:p><text:span text:style-name="T5">Keep upda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5cm" svg:x="1.4cm" svg:y="0.627cm" presentation:class="subtitle">
          <draw:text-box>
            <text:p text:style-name="P5"><text:span text:style-name="T3">$ </text:span><text:span text:style-name="T4">curl https://sh.rustup.rs -sSf | sh</text:span></text:p>
            <text:p><text:span text:style-name="T5"/></text:p>
            <text:p><text:span text:style-name="T5">Install rustup and play arou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5cm" svg:x="1.4cm" svg:y="0.627cm" presentation:class="subtitle">
          <draw:text-box>
            <text:p text:style-name="P5"><text:span text:style-name="T3">$ </text:span><text:span text:style-name="T4">cargo</text:span></text:p>
            <text:p><text:span text:style-name="T5"/></text:p>
            <text:p><text:span text:style-name="T5">Manage dependencies &amp; buil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5cm" svg:x="1.4cm" svg:y="0.627cm" presentation:class="subtitle">
          <draw:text-box>
            <text:p text:style-name="P5"><text:span text:style-name="T3">$ </text:span><text:span text:style-name="T4">cargo new hello --bin</text:span></text:p>
            <text:p><text:span text:style-name="T5"/></text:p>
            <text:p><text:span text:style-name="T5">Create a new cargo pro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5cm" svg:x="1.4cm" svg:y="0.627cm" presentation:class="subtitle">
          <draw:text-box>
            <text:p text:style-name="P5"><text:span text:style-name="T3">$ </text:span><text:span text:style-name="T4">cargo build</text:span></text:p>
            <text:p text:style-name="P5"><text:span text:style-name="T3">$ </text:span><text:span text:style-name="T4">cargo run</text:span></text:p>
            <text:p><text:span text:style-name="T5"/></text:p>
            <text:p><text:span text:style-name="T5">Build (run) the pro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5cm" svg:x="1.4cm" svg:y="0.627cm" presentation:class="subtitle">
          <draw:text-box>
            <text:p text:style-name="P5"><text:span text:style-name="T3">$ </text:span><text:span text:style-name="T4">cargo install &lt;crate&gt;</text:span></text:p>
            <text:p><text:span text:style-name="T5"/></text:p>
            <text:p><text:span text:style-name="T5">Install from crates.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5cm" svg:x="1.4cm" svg:y="0.627cm" presentation:class="subtitle">
          <draw:text-box>
            <text:p text:style-name="P5"><text:span text:style-name="T3">$ </text:span><text:span text:style-name="T4">cargo build</text:span></text:p>
            <text:p><text:span text:style-name="T5"/></text:p>
            <text:p><text:span text:style-name="T5">Dependencies are fetched and bui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5cm" svg:x="1.4cm" svg:y="0.627cm" presentation:class="subtitle">
          <draw:text-box>
            <text:p text:style-name="P5"><text:span text:style-name="T3">$ </text:span><text:span text:style-name="T4">cargo build</text:span></text:p>
            <text:p><text:span text:style-name="T5"/></text:p>
            <text:p><text:span text:style-name="T5">Dependencies are fetched and bui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2.195cm" svg:x="1.4cm" svg:y="0.627cm" presentation:class="subtitle">
          <draw:text-box>
            <text:p text:style-name="P3"><text:span text:style-name="T4">Cross-compiling</text:span></text:p>
            <text:p><text:span text:style-name="T5"/></text:p>
            <text:p><text:span text:style-name="T6">add rustc target</text:span></text:p>
            <text:p><text:span text:style-name="T6">install proper linker</text:span></text:p>
            <text:p><text:span text:style-name="T6">tell cargo about the linker</text:span></text:p>
            <text:p><text:span text:style-name="T6">cargo build --target=&lt;targe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5cm" svg:x="1.4cm" svg:y="0.627cm" presentation:class="subtitle">
          <draw:text-box>
            <text:p><text:span text:style-name="T4">Thank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Fira Sans" svg:font-family="'Fira Sans'" style:font-family-generic="roman" style:font-pitch="variable"/>
    <style:font-face style:name="Fira Sans1" svg:font-family="'Fira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3" svg:font-family="'Fira Sans'" style:font-family-generic="swiss" style:font-pitch="variable"/>
    <style:font-face style:name="Fira Sans2" svg:font-family="'Fira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ira Sans2" fo:font-family="'Fira Sans'" style:font-style-name="Regular" style:font-family-generic="swiss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ira Sans3" fo:font-family="'Fira Sans'" style:font-family-generic="swiss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style:font-name="Fira Sans3" fo:font-family="'Fira Sans'" style:font-family-generic="swiss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style:font-name="Fira Sans3" fo:font-family="'Fira Sans'" style:font-family-generic="swiss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style:font-name="Fira Sans3" fo:font-family="'Fira Sans'" style:font-family-generic="swiss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style:font-name="Fira Sans3" fo:font-family="'Fira Sans'" style:font-family-generic="swiss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style:font-name="Fira Sans3" fo:font-family="'Fira Sans'" style:font-family-generic="swiss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style:font-name="Fira Sans3" fo:font-family="'Fira Sans'" style:font-family-generic="swiss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ira Sans3" fo:font-family="'Fira Sans'" style:font-family-generic="swiss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11:59:06.003175881</meta:creation-date>
    <dc:date>2016-07-02T17:14:30.040919140</dc:date>
    <meta:editing-duration>PT1H26M56S</meta:editing-duration>
    <meta:editing-cycles>26</meta:editing-cycles>
    <meta:generator>LibreOffice/5.1.4.2$Linux_X86_64 LibreOffice_project/10$Build-2</meta:generator>
    <meta:document-statistic meta:object-count="66"/>
  </office:meta>
</office:document-meta>
</file>